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4.6222in" style:rel-column-width="40493*"/>
    </style:style>
    <style:style style:name="Table2.B" style:family="table-column">
      <style:table-column-properties style:column-width="1.3806in" style:rel-column-width="12094*"/>
    </style:style>
    <style:style style:name="Table2.C" style:family="table-column">
      <style:table-column-properties style:column-width="1.4778in" style:rel-column-width="12948*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eeeeee" fo:padding="0.0382in" fo:border="0.05pt solid #000000">
        <style:background-image/>
      </style:table-cell-properties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4.6222in" style:rel-column-width="40493*"/>
    </style:style>
    <style:style style:name="Table6.B" style:family="table-column">
      <style:table-column-properties style:column-width="1.3806in" style:rel-column-width="12094*"/>
    </style:style>
    <style:style style:name="Table6.C" style:family="table-column">
      <style:table-column-properties style:column-width="1.4778in" style:rel-column-width="12948*"/>
    </style:style>
    <style:style style:name="Table6.A1" style:family="table-cell">
      <style:table-cell-properties fo:padding="0.0382in" fo:border-left="0.05pt solid #000000" fo:border-right="0.05pt solid #000000" fo:border-top="none" fo:border-bottom="none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4.6222in" style:rel-column-width="40493*"/>
    </style:style>
    <style:style style:name="Table4.B" style:family="table-column">
      <style:table-column-properties style:column-width="1.3806in" style:rel-column-width="12094*"/>
    </style:style>
    <style:style style:name="Table4.C" style:family="table-column">
      <style:table-column-properties style:column-width="1.4778in" style:rel-column-width="12948*"/>
    </style:style>
    <style:style style:name="Table4.1" style:family="table-row">
      <style:table-row-properties style:min-row-height="0.1889in"/>
    </style:style>
    <style:style style:name="Table4.A1" style:family="table-cell">
      <style:table-cell-properties fo:padding="0.0382in" fo:border-left="0.05pt solid #000000" fo:border-right="0.05pt solid #000000" fo:border-top="none" fo:border-bottom="none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4.6222in" style:rel-column-width="40493*"/>
    </style:style>
    <style:style style:name="Table5.B" style:family="table-column">
      <style:table-column-properties style:column-width="1.3806in" style:rel-column-width="12094*"/>
    </style:style>
    <style:style style:name="Table5.C" style:family="table-column">
      <style:table-column-properties style:column-width="1.4778in" style:rel-column-width="1294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7" style:family="table">
      <style:table-properties style:width="7.4806in" table:align="margins"/>
    </style:style>
    <style:style style:name="Table7.A" style:family="table-column">
      <style:table-column-properties style:column-width="4.625in" style:rel-column-width="40518*"/>
    </style:style>
    <style:style style:name="Table7.B" style:family="table-column">
      <style:table-column-properties style:column-width="1.375in" style:rel-column-width="12045*"/>
    </style:style>
    <style:style style:name="Table7.C" style:family="table-column">
      <style:table-column-properties style:column-width="1.4806in" style:rel-column-width="12972*"/>
    </style:style>
    <style:style style:name="Table7.1" style:family="table-row">
      <style:table-row-properties style:min-row-height="0.436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8" style:family="table">
      <style:table-properties style:width="7.4806in" table:align="margins"/>
    </style:style>
    <style:style style:name="Table8.A" style:family="table-column">
      <style:table-column-properties style:column-width="4.6222in" style:rel-column-width="6656*"/>
    </style:style>
    <style:style style:name="Table8.B" style:family="table-column">
      <style:table-column-properties style:column-width="1.3806in" style:rel-column-width="1988*"/>
    </style:style>
    <style:style style:name="Table8.C" style:family="table-column">
      <style:table-column-properties style:column-width="1.4778in" style:rel-column-width="2128*"/>
    </style:style>
    <style:style style:name="Table8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eeeeee" fo:padding="0.0382in" fo:border="0.05pt solid #000000">
        <style:background-image/>
      </style:table-cell-properties>
    </style:style>
    <style:style style:name="Table9" style:family="table">
      <style:table-properties style:width="7.4806in" table:align="margins"/>
    </style:style>
    <style:style style:name="Table9.A" style:family="table-column">
      <style:table-column-properties style:column-width="7.4806in" style:rel-column-width="65535*"/>
    </style:style>
    <style:style style:name="Table9.A1" style:family="table-cell">
      <style:table-cell-properties fo:background-color="#eeeeee" fo:padding="0.0382in" fo:border="0.05pt solid #000000">
        <style:background-image/>
      </style:table-cell-properties>
    </style:style>
    <style:style style:name="Table10" style:family="table">
      <style:table-properties style:width="7.4806in" table:align="margins"/>
    </style:style>
    <style:style style:name="Table10.A" style:family="table-column">
      <style:table-column-properties style:column-width="4.6222in" style:rel-column-width="6656*"/>
    </style:style>
    <style:style style:name="Table10.B" style:family="table-column">
      <style:table-column-properties style:column-width="1.3806in" style:rel-column-width="1988*"/>
    </style:style>
    <style:style style:name="Table10.C" style:family="table-column">
      <style:table-column-properties style:column-width="1.4778in" style:rel-column-width="212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1" style:family="table">
      <style:table-properties style:width="7.4806in" table:align="margins"/>
    </style:style>
    <style:style style:name="Table11.A" style:family="table-column">
      <style:table-column-properties style:column-width="4.6222in" style:rel-column-width="6656*"/>
    </style:style>
    <style:style style:name="Table11.B" style:family="table-column">
      <style:table-column-properties style:column-width="1.3806in" style:rel-column-width="1988*"/>
    </style:style>
    <style:style style:name="Table11.C" style:family="table-column">
      <style:table-column-properties style:column-width="1.4778in" style:rel-column-width="212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2" style:family="table">
      <style:table-properties style:width="7.4806in" table:align="margins"/>
    </style:style>
    <style:style style:name="Table12.A" style:family="table-column">
      <style:table-column-properties style:column-width="4.6222in" style:rel-column-width="6656*"/>
    </style:style>
    <style:style style:name="Table12.B" style:family="table-column">
      <style:table-column-properties style:column-width="1.3806in" style:rel-column-width="1988*"/>
    </style:style>
    <style:style style:name="Table12.C" style:family="table-column">
      <style:table-column-properties style:column-width="1.4778in" style:rel-column-width="2128*"/>
    </style:style>
    <style:style style:name="Table12.A1" style:family="table-cell">
      <style:table-cell-properties fo:padding="0.0382in" fo:border-left="0.05pt solid #000000" fo:border-right="0.05pt solid #000000" fo:border-top="none" fo:border-bottom="none"/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text-properties style:font-name="Open Sans2" fo:font-size="8pt" fo:font-weight="bold" officeooo:rsid="00bd516c" officeooo:paragraph-rsid="00e4bfc7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Open Sans2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Open Sans2" fo:font-size="10pt" fo:font-weight="bold" officeooo:rsid="00bd516c" officeooo:paragraph-rsid="00e4bfc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Open Sans2" fo:font-size="10pt" fo:font-weight="bold" officeooo:rsid="00f488fc" officeooo:paragraph-rsid="00fc81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Open Sans2" officeooo:rsid="00bd516c" officeooo:paragraph-rsid="00409218"/>
    </style:style>
    <style:style style:name="P10" style:family="paragraph" style:parent-style-name="Standard">
      <style:text-properties officeooo:paragraph-rsid="00becaf5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2" style:family="paragraph" style:parent-style-name="Standard">
      <style:text-properties officeooo:rsid="00afdc66" officeooo:paragraph-rsid="00afdc66"/>
    </style:style>
    <style:style style:name="P13" style:family="paragraph" style:parent-style-name="Standard">
      <style:text-properties fo:font-size="10pt" officeooo:rsid="00d4b42b" officeooo:paragraph-rsid="00e495d6" style:font-size-asian="10pt" style:font-size-complex="10pt"/>
    </style:style>
    <style:style style:name="P14" style:family="paragraph" style:parent-style-name="Standard">
      <style:text-properties style:font-name="Open Sans" fo:font-size="10pt" officeooo:rsid="00ced218" officeooo:paragraph-rsid="00e45717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0pt" officeooo:rsid="00ced218" officeooo:paragraph-rsid="00e45717" style:font-size-asian="10pt" style:font-size-complex="10pt"/>
    </style:style>
    <style:style style:name="P16" style:family="paragraph" style:parent-style-name="Standard">
      <style:text-properties officeooo:rsid="00d804a8" officeooo:paragraph-rsid="00d804a8"/>
    </style:style>
    <style:style style:name="P17" style:family="paragraph" style:parent-style-name="Table_20_Contents">
      <style:text-properties fo:font-size="8pt" officeooo:rsid="00ef48ce" officeooo:paragraph-rsid="00ef48ce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rsid="00f00a46" officeooo:paragraph-rsid="00f00a46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0e81421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8pt" fo:font-weight="bold" officeooo:rsid="00e4bfc7" officeooo:paragraph-rsid="00e4bfc7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0e4bfc7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0f488fc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Open Sans2" fo:font-size="10pt" fo:font-weight="bold" officeooo:rsid="00f488fc" officeooo:paragraph-rsid="00f488fc" style:font-size-asian="10pt" style:font-weight-asian="bold" style:font-size-complex="10pt" style:font-weight-complex="bold"/>
    </style:style>
    <style:style style:name="P24" style:family="paragraph" style:parent-style-name="Text_20_body">
      <style:text-properties fo:font-size="6pt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Open Sans2" fo:font-size="10pt" fo:font-weight="bold" officeooo:rsid="00f488fc" officeooo:paragraph-rsid="00fe590f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f488fc" officeooo:paragraph-rsid="00fe590f" style:font-size-asian="10.5pt" style:font-weight-asian="bold" style:font-size-complex="12pt" style:font-weight-complex="bold"/>
    </style:style>
    <style:style style:name="P27" style:family="paragraph" style:parent-style-name="Standard">
      <style:text-properties officeooo:rsid="00d804a8" officeooo:paragraph-rsid="00d804a8"/>
    </style:style>
    <style:style style:name="P28" style:family="paragraph" style:parent-style-name="Standard">
      <style:paragraph-properties fo:text-align="start" style:justify-single-word="false"/>
      <style:text-properties officeooo:rsid="00d804a8" officeooo:paragraph-rsid="00fe590f"/>
    </style:style>
    <style:style style:name="P29" style:family="paragraph" style:parent-style-name="Standard">
      <style:paragraph-properties fo:text-align="center" style:justify-single-word="false"/>
      <style:text-properties style:font-name="Open Sans" fo:font-size="10pt" officeooo:rsid="00ced218" officeooo:paragraph-rsid="01020482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Open Sans" fo:font-size="10pt" officeooo:rsid="00ced218" officeooo:paragraph-rsid="01020482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Open Sans2" fo:font-size="10pt" officeooo:rsid="01032126" officeooo:paragraph-rsid="01032126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Open Sans2" fo:font-size="10pt" fo:font-weight="bold" officeooo:rsid="01032126" officeooo:paragraph-rsid="01032126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Open Sans2" fo:font-size="8pt" fo:font-weight="bold" officeooo:rsid="00bd516c" officeooo:paragraph-rsid="0104db3f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1032126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104db3f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ize="8pt" officeooo:rsid="01051a2f" officeooo:paragraph-rsid="01051a2f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fo:font-size="8pt" officeooo:rsid="00f00a46" officeooo:paragraph-rsid="01051a2f" style:font-size-asian="8pt" style:font-size-complex="8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e24c9b"/>
    </style:style>
    <style:style style:name="T6" style:family="text">
      <style:text-properties officeooo:rsid="00e2ef0d"/>
    </style:style>
    <style:style style:name="T7" style:family="text">
      <style:text-properties officeooo:rsid="00e32aa8"/>
    </style:style>
    <style:style style:name="T8" style:family="text">
      <style:text-properties style:font-name="Open Sans2"/>
    </style:style>
    <style:style style:name="T9" style:family="text">
      <style:text-properties style:font-name="Open Sans2" officeooo:rsid="00e0eab9"/>
    </style:style>
    <style:style style:name="T10" style:family="text">
      <style:text-properties officeooo:rsid="00f00a46"/>
    </style:style>
    <style:style style:name="T11" style:family="text">
      <style:text-properties officeooo:rsid="00fe590f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DOCUMENT_NAME]</text:p>
      <text:p text:style-name="P12"><draw:frame draw:style-name="fr1" draw:name="Cadre1" text:anchor-type="paragraph" svg:x="0.0016in" svg:y="0.1in" svg:width="7.4709in" draw:z-index="2"><draw:text-box fo:min-height="0.548in"><text:p text:style-name="P11">Filtres</text:p><text:p text:style-name="P6">[DATA_FILTERS]</text:p></draw:text-box></draw:frame></text:p>
      <text:p text:style-name="P8">TVA Standard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Date – <text:span text:style-name="T7">D</text:span>escription</text:p>
          </table:table-cell>
          <table:table-cell table:style-name="Table2.A1" office:value-type="string">
            <text:p text:style-name="P15">Montant HT</text:p>
          </table:table-cell>
          <table:table-cell table:style-name="Table2.C1" office:value-type="string">
            <text:p text:style-name="P15">Montant TVA</text:p>
          </table:table-cell>
        </table:table-row>
      </table:table>
      <text:section text:style-name="Sect1" text:name="Section1">
        <text:p text:style-name="P2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3"><text:span text:style-name="T9">TVA </text:span><text:span text:style-name="T8">[VAT_HEADER]</text:span></text:p>
            </table:table-cell>
          </table:table-row>
        </table:table>
        <text:section text:style-name="Sect1" text:name="Section2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>
              <table:table-cell table:style-name="Table6.A1" office:value-type="string">
                <text:p text:style-name="P17"><text:span text:style-name="T10">[PRINTED_ON] - </text:span>[LABEL]</text:p>
              </table:table-cell>
              <table:table-cell table:style-name="Table6.A1" office:value-type="string">
                <text:p text:style-name="P18">[PRETAX_AMOUNT]</text:p>
              </table:table-cell>
              <table:table-cell table:style-name="Table6.A1" office:value-type="string">
                <text:p text:style-name="P18">[TAX_AMOUNT]</text:p>
              </table:table-cell>
            </table:table-row>
          </table:table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office:value-type="string">
                <text:p text:style-name="P5">T<text:span text:style-name="T6">otal</text:span> [VAT_RATE]</text:p>
              </table:table-cell>
              <table:table-cell table:style-name="Table4.A1" office:value-type="string">
                <text:p text:style-name="P19">[TOTAL_PRETAX_AMOUNT]</text:p>
              </table:table-cell>
              <table:table-cell table:style-name="Table4.A1" office:value-type="string">
                <text:p text:style-name="P20">[TOTAL_TAX_AMOUNT]</text:p>
              </table:table-cell>
            </table:table-row>
          </table:table>
        </text:section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7">T<text:span text:style-name="T6">otal</text:span> G<text:span text:style-name="T6">énéral</text:span> <text:span text:style-name="T5">TVA [VAT_HEADER]</text:span></text:p>
            </table:table-cell>
            <table:table-cell table:style-name="Table5.A1" office:value-type="string">
              <text:p text:style-name="P21">[GENERAL_PRETAX_AMOUNT]</text:p>
            </table:table-cell>
            <table:table-cell table:style-name="Table5.C1" office:value-type="string">
              <text:p text:style-name="P21">[GENERAL_TAX_AMOUNT]</text:p>
            </table:table-cell>
          </table:table-row>
        </table:table>
      </text:section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3">TVA [VAT_BALANCE]</text:p>
          </table:table-cell>
          <table:table-cell table:style-name="Table7.A1" office:value-type="string">
            <text:p text:style-name="Table_20_Contents"/>
          </table:table-cell>
          <table:table-cell table:style-name="Table7.C1" office:value-type="string">
            <text:p text:style-name="P22">[VAT_BALANCE_AMOUNT]</text:p>
          </table:table-cell>
        </table:table-row>
      </table:table>
      <text:p text:style-name="P16"/>
      <text:p text:style-name="P16"/>
      <text:p text:style-name="P25">TVA <text:span text:style-name="T11">Intra-communautaire</text:span></text:p>
      <text:p text:style-name="P2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0">Date – <text:span text:style-name="T7">D</text:span>escription</text:p>
          </table:table-cell>
          <table:table-cell table:style-name="Table8.A1" office:value-type="string">
            <text:p text:style-name="P29">Montant HT</text:p>
          </table:table-cell>
          <table:table-cell table:style-name="Table8.C1" office:value-type="string">
            <text:p text:style-name="P29">Montant TVA</text:p>
          </table:table-cell>
        </table:table-row>
      </table:table>
      <text:section text:style-name="Sect2" text:name="Section3">
        <text:p text:style-name="P28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1">TVA [VAT_HEADER]</text:p>
            </table:table-cell>
          </table:table-row>
        </table:table>
        <text:section text:style-name="Sect2" text:name="Section4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>
              <table:table-cell table:style-name="Table12.A1" office:value-type="string">
                <text:p text:style-name="P36">[PRINTED_ON] - [LABEL]</text:p>
              </table:table-cell>
              <table:table-cell table:style-name="Table12.A1" office:value-type="string">
                <text:p text:style-name="P37">[PRETAX_AMOUNT]</text:p>
              </table:table-cell>
              <table:table-cell table:style-name="Table12.A1" office:value-type="string">
                <text:p text:style-name="P37">[TAX_AMOUNT]</text:p>
              </table:table-cell>
            </table:table-row>
          </table:table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>
              <table:table-cell table:style-name="Table11.A1" office:value-type="string">
                <text:p text:style-name="P33">Total [VAT_RATE]</text:p>
              </table:table-cell>
              <table:table-cell table:style-name="Table11.A1" office:value-type="string">
                <text:p text:style-name="P35">[TOTAL_PRETAX_AMOUNT]</text:p>
              </table:table-cell>
              <table:table-cell table:style-name="Table11.C1" office:value-type="string">
                <text:p text:style-name="P35">[TOTAL_TAX_AMOUNT]</text:p>
              </table:table-cell>
            </table:table-row>
          </table:table>
        </text:section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32">Total Général TVA [VAT_HEADER]</text:p>
            </table:table-cell>
            <table:table-cell table:style-name="Table10.A1" office:value-type="string">
              <text:p text:style-name="P34">[GENERAL_PRETAX_AMOUNT]</text:p>
            </table:table-cell>
            <table:table-cell table:style-name="Table10.C1" office:value-type="string">
              <text:p text:style-name="P34">[GENERAL_TAX_AMOUNT]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6.6201in" style:rel-column-width="57997*"/>
    </style:style>
    <style:style style:name="Table1.B" style:family="table-column">
      <style:table-column-properties style:column-width="0.8604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0"><draw:image xlink:href="Pictures/1000020100000AE200000BB88CCB870184262027.png" xlink:type="simple" xlink:show="embed" xlink:actuate="onLoad"/></draw:frame><draw:frame draw:style-name="Mfr1" draw:name="Image2" text:anchor-type="paragraph" svg:x="7.2035in" svg:y="-0.0118in" svg:width="0.2965in" svg:height="0.2965in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 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01-03T17:20:38.385431008</dc:date>
    <meta:editing-duration>P1DT5H32M54S</meta:editing-duration>
    <meta:editing-cycles>183</meta:editing-cycles>
    <meta:generator>LibreOffice/5.1.6.2$Linux_X86_64 LibreOffice_project/10m0$Build-2</meta:generator>
    <meta:document-statistic meta:table-count="12" meta:image-count="2" meta:object-count="0" meta:page-count="1" meta:paragraph-count="38" meta:word-count="74" meta:character-count="699" meta:non-whitespace-character-count="659"/>
  </office:meta>
</office:document-meta>
</file>